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69a2e" fo:wrap-option="wrap" fo:padding-bottom="0.06cm" fo:padding-left="0.079cm" fo:padding-right="0.079cm" fo:padding-top="0.06cm" style:vertical-align="bottom"/>
      <style:text-properties fo:color="#ffffff" style:font-name="Calibri" fo:font-weight="bold" style:font-weight-asian="bold" style:font-weight-complex="bold"/>
    </style:style>
    <style:style style:name="ce6" style:family="table-cell" style:parent-style-name="Default">
      <style:table-cell-properties fo:padding-bottom="0.06cm" fo:padding-left="0.079cm" fo:padding-right="0.079cm" fo:padding-top="0.06cm"/>
      <style:text-properties style:font-name="Calibri"/>
    </style:style>
    <style:style style:name="ce7" style:family="table-cell" style:parent-style-name="Default">
      <style:table-cell-properties fo:background-color="#069a2e" style:text-align-source="fix" style:repeat-content="false" fo:wrap-option="wrap" fo:padding-bottom="0.06cm" fo:padding-left="0.079cm" fo:padding-right="0.079cm" fo:padding-top="0.06cm" style:vertical-align="bottom"/>
      <style:paragraph-properties fo:text-align="center" fo:margin-left="0cm"/>
      <style:text-properties fo:color="#ffffff"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-bottom="0.06cm" fo:padding-left="0.079cm" fo:padding-right="0.079cm" fo:padding-top="0.06cm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2" table:number-columns-repeated="5" table:default-cell-style-name="ce8"/>
        <table:table-column table:style-name="co4" table:number-columns-repeated="1016" table:default-cell-style-name="ce6"/>
        <table:table-row table:style-name="ro1">
          <table:table-cell table:style-name="ce5" office:value-type="string" calcext:value-type="string">
            <text:p>Theme </text:p>
          </table:table-cell>
          <table:table-cell table:style-name="ce7" office:value-type="string" calcext:value-type="string">
            <text:p>User Interface</text:p>
          </table:table-cell>
          <table:table-cell table:style-name="ce7" office:value-type="string" calcext:value-type="string">
            <text:p>Status Bar &amp; Selection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Floor Colors</text:p>
          </table:table-cell>
          <table:table-cell table:style-name="ce7" office:value-type="string" calcext:value-type="string">
            <text:p>Notes &amp; Tooltip</text:p>
          </table:table-cell>
          <table:table-cell table:style-name="ce7" office:value-type="string" calcext:value-type="string">
            <text:p>Labels</text:p>
          </table:table-cell>
          <table:table-cell table:style-name="ce7" office:value-type="string" calcext:value-type="string">
            <text:p>Regions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 Gol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ni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 Al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rkgray Fad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rkgray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fault Al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ys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ye of Providenc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lden Bo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mrock Brigh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mrock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al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d School Black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d School Blu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hment Dark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hme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sphor Amb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sphor Crims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sphor Cy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sphor Gree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sphor Turquois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pi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D] Mighty Magicians 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D] Mighty Magicians I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D] Parchme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] Overworl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] Powermonger Fad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W] Powermong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5:37:31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1:30.748000000</meta:creation-date>
    <dc:date>2022-03-06T16:39:14.268000000</dc:date>
    <meta:editing-duration>PT3H57M46S</meta:editing-duration>
    <meta:editing-cycles>18</meta:editing-cycles>
    <meta:generator>LibreOffice/7.1.4.2$Windows_X86_64 LibreOffice_project/a529a4fab45b75fefc5b6226684193eb000654f6</meta:generator>
    <meta:document-statistic meta:table-count="1" meta:cell-count="126" meta:object-count="0"/>
  </office:meta>
</office:document-meta>
</file>